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5ece" officeooo:paragraph-rsid="001f5ece"/>
    </style:style>
    <style:style style:name="P2" style:family="paragraph" style:parent-style-name="Standard">
      <style:text-properties officeooo:paragraph-rsid="00210215"/>
    </style:style>
    <style:style style:name="P3" style:family="paragraph" style:parent-style-name="Standard">
      <style:text-properties officeooo:paragraph-rsid="001f5ece"/>
    </style:style>
    <style:style style:name="P4" style:family="paragraph" style:parent-style-name="Standard">
      <style:text-properties officeooo:paragraph-rsid="00210b7f"/>
    </style:style>
    <style:style style:name="P5" style:family="paragraph" style:parent-style-name="Standard">
      <style:text-properties officeooo:rsid="0022a076" officeooo:paragraph-rsid="0022a076"/>
    </style:style>
    <style:style style:name="T1" style:family="text">
      <style:text-properties officeooo:rsid="001f5ece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f5ece"/>
    </style:style>
    <style:style style:name="T4" style:family="text">
      <style:text-properties style:text-position="sub 58%" fo:font-style="normal" officeooo:rsid="001f5ece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f5ece" style:font-style-asian="normal" style:font-style-complex="normal"/>
    </style:style>
    <style:style style:name="T7" style:family="text">
      <style:text-properties fo:font-style="normal" officeooo:rsid="00210b7f" style:font-style-asian="normal" style:font-style-complex="normal"/>
    </style:style>
    <style:style style:name="T8" style:family="text">
      <style:text-properties fo:font-style="normal" officeooo:rsid="0022a076" style:font-style-asian="normal" style:font-style-complex="normal"/>
    </style:style>
    <style:style style:name="T9" style:family="text">
      <style:text-properties style:text-position="0% 100%"/>
    </style:style>
    <style:style style:name="T10" style:family="text">
      <style:text-properties style:text-position="0% 100%" fo:font-style="normal" officeooo:rsid="001f5ece" style:font-style-asian="normal" style:font-style-complex="normal"/>
    </style:style>
    <style:style style:name="T11" style:family="text">
      <style:text-properties style:text-position="0% 100%" fo:font-style="normal" officeooo:rsid="00210215" style:font-style-asian="normal" style:font-style-complex="normal"/>
    </style:style>
    <style:style style:name="T12" style:family="text">
      <style:text-properties style:text-position="0% 100%" fo:font-style="normal" officeooo:rsid="00210b7f" style:font-style-asian="normal" style:font-style-complex="normal"/>
    </style:style>
    <style:style style:name="T13" style:family="text">
      <style:text-properties style:text-position="0% 100%" fo:font-style="normal" officeooo:rsid="0022a076" style:font-style-asian="normal" style:font-style-complex="normal"/>
    </style:style>
    <style:style style:name="T14" style:family="text">
      <style:text-properties officeooo:rsid="00210b7f"/>
    </style:style>
    <style:style style:name="T15" style:family="text">
      <style:text-properties officeooo:rsid="0022a0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FI PRACTICA VI RECTIFICADORES DE MEDIA ONDA Y ONDA COMPLETA</text:p>
      <text:p text:style-name="P1"/>
      <text:p text:style-name="P1">a.</text:p>
      <text:p text:style-name="P1">V₀ = (220 * sqrt(2))/20) – 0.7 = <text:span text:style-name="T14">14.856</text:span><text:span text:style-name="T15">V</text:span></text:p>
      <text:p text:style-name="P4"><text:span text:style-name="T1">V</text:span><text:span text:style-name="T3">cc</text:span><text:span text:style-name="T1"> = </text:span><text:span text:style-name="T14">14.856</text:span><text:span text:style-name="T1"> / </text:span><text:span text:style-name="Emphasis"><text:span text:style-name="T5">π </text:span></text:span><text:span text:style-name="Emphasis"><text:span text:style-name="T6">= </text:span></text:span><text:span text:style-name="Emphasis"><text:span text:style-name="T7">4.729</text:span></text:span><text:span text:style-name="Emphasis"><text:span text:style-name="T8">V</text:span></text:span></text:p>
      <text:p text:style-name="P4"><text:span text:style-name="Emphasis"><text:span text:style-name="T6">V</text:span></text:span><text:span text:style-name="Emphasis"><text:span text:style-name="T4">ef</text:span></text:span><text:span text:style-name="Emphasis"><text:span text:style-name="T10"> = </text:span></text:span><text:span text:style-name="Emphasis"><text:span text:style-name="T12">14.856</text:span></text:span><text:span text:style-name="Emphasis"><text:span text:style-name="T10"> / 2 = </text:span></text:span><text:span text:style-name="Emphasis"><text:span text:style-name="T12">7.428</text:span></text:span><text:span text:style-name="Emphasis"><text:span text:style-name="T13">V</text:span></text:span></text:p>
      <text:p text:style-name="P3"><text:span text:style-name="Emphasis"/></text:p>
      <text:p text:style-name="P2"><text:span text:style-name="Emphasis"><text:span text:style-name="T11">b.</text:span></text:span></text:p>
      <text:p text:style-name="P5">V₀ = 14.74V<text:span text:style-name="T11"/></text:p>
      <text:p text:style-name="P5">34.66 – 14.66ms = 20ms =&gt; 50Hz<text:span text:style-name="T11"/></text:p>
      <text:p text:style-name="P5"/>
      <text:p text:style-name="P5">c.<text:span text:style-name="T11"/></text:p>
      <text:p text:style-name="P5">V<text:span text:style-name="T2">ef</text:span><text:span text:style-name="T9"> = 4.51V</text:span><text:span text:style-name="T11"/></text:p>
      <text:p text:style-name="P5">Vcc = 5.7V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21:45:32.426058650</meta:creation-date>
    <dc:date>2024-04-21T22:24:15.278406235</dc:date>
    <meta:editing-duration>PT33M5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11" meta:word-count="52" meta:character-count="218" meta:non-whitespace-character-count="177"/>
  </office:meta>
</office:document-meta>
</file>